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5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6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7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9" style:family="paragraph" style:parent-style-name="Standard">
      <style:paragraph-properties fo:margin-top="0.141cm" fo:margin-bottom="0cm" style:contextual-spacing="false" fo:text-align="center" style:justify-single-word="false" fo:break-before="pag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10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T1" style:family="text">
      <style:text-properties officeooo:rsid="000fd3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2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CICLO FORMATIVO</text:p>
          </table:table-cell>
          <table:covered-table-cell/>
          <table:table-cell table:style-name="Table1.C2" table:number-columns-spanned="5" office:value-type="string">
            <text:p text:style-name="P7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6">CURSO</text:p>
          </table:table-cell>
          <table:table-cell table:style-name="Table1.C2" office:value-type="string">
            <text:p text:style-name="P7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6">TÍTULO</text:p>
          </table:table-cell>
          <table:covered-table-cell/>
          <table:table-cell table:style-name="Table1.C3" table:number-columns-spanned="7" office:value-type="string">
            <text:p text:style-name="P7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CÓDIGO UP</text:p>
          </table:table-cell>
          <table:covered-table-cell/>
          <table:table-cell table:style-name="Table1.C2" table:number-columns-spanned="2" office:value-type="string">
            <text:p text:style-name="P7">UP 1.1</text:p>
          </table:table-cell>
          <table:covered-table-cell/>
          <table:table-cell table:style-name="Table1.A2" office:value-type="string">
            <text:p text:style-name="P6">MÓDULO</text:p>
          </table:table-cell>
          <table:table-cell table:style-name="Table1.C2" table:number-columns-spanned="4" office:value-type="string">
            <text:p text:style-name="P7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DESCRIPCIÓN</text:p>
          </table:table-cell>
          <table:covered-table-cell/>
          <table:table-cell table:style-name="Table1.C5" table:number-columns-spanned="7" office:value-type="string">
            <text:p text:style-name="P7">Instalación de Windows Server 2019 sobre máquina física o virtual. Estudio de compatibilidad, planificación del particionado, selección de componentes, configuración inicial del entorno y verificación de la conectividad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HORAS</text:p>
          </table:table-cell>
          <table:table-cell table:style-name="Table1.C2" table:number-columns-spanned="2" office:value-type="string">
            <text:p text:style-name="P7">10</text:p>
          </table:table-cell>
          <table:covered-table-cell/>
          <table:table-cell table:style-name="Table1.A2" table:number-columns-spanned="2" office:value-type="string">
            <text:p text:style-name="P6">TEMPORALIZACIÓN</text:p>
          </table:table-cell>
          <table:covered-table-cell/>
          <table:table-cell table:style-name="Table1.C2" table:number-columns-spanned="4" office:value-type="string">
            <text:p text:style-name="P7">1.er trimestre – semanas 1-<text:span text:style-name="T1">2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PCCF</text:p>
          </table:table-cell>
          <table:table-cell table:style-name="Table1.C2" table:number-columns-spanned="8" office:value-type="string">
            <text:p text:style-name="P7">Marco normativo aplicable (curso 2025-26, Comunitat Valenciana):</text:p>
            <text:p text:style-name="P7">· LO 3/2022, de 31 de marzo (LOIFP)</text:p>
            <text:p text:style-name="P7">· RD 659/2023, de 18 de julio</text:p>
            <text:p text:style-name="P7">· RD 1691/2007, de 14 de diciembre, modificado por RD 499/2024, de 21 de mayo</text:p>
            <text:p text:style-name="P7">· Decreto 114/2025, de 29 de julio, del Consell (DOGV 04.08.2025)</text:p>
            <text:p text:style-name="P7">· Resolución de 17 de julio de 2025 (instrucciones 2025-26 GVA)</text:p>
            <text:p text:style-name="P7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3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3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7">RA1 – Instala sistemas operativos en red describiendo sus características e interpretando la documentación técnica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7">a) Se ha realizado el estudio de compatibilidad del sistema informático.</text:p>
            <text:p text:style-name="P7">b) Se han diferenciado los modos de instalación.</text:p>
            <text:p text:style-name="P7">c) Se ha planificado y realizado el particionado del disco del servidor.</text:p>
            <text:p text:style-name="P7">d) Se han seleccionado y aplicado los sistemas de archivos.</text:p>
            <text:p text:style-name="P7">e) Se han seleccionado los componentes a instalar.</text:p>
            <text:p text:style-name="P7">g) Se han aplicado preferencias en la configuración del entorno personal.</text:p>
            <text:p text:style-name="P7">h) Se ha actualizado el sistema operativo en red.</text:p>
            <text:p text:style-name="P7">i) Se ha comprobado la conectividad del servidor con los equipos cliente.</text:p>
          </table:table-cell>
          <table:covered-table-cell/>
          <table:covered-table-cell/>
        </table:table-row>
      </table:table>
      <text:p text:style-name="P8">1/2</text:p>
      <text:p text:style-name="P9"/>
      <text:p text:style-name="P1"><text:line-break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2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4">COMPETENCIAS PROFESIONALES</text:p>
          </table:table-cell>
          <table:covered-table-cell/>
          <table:table-cell table:style-name="Table2.A2" table:number-columns-spanned="2" office:value-type="string">
            <text:p text:style-name="P4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7">a) Determinar la logística asociada a las operaciones de instalación, configuración y mantenimiento de sistemas microinformáticos, interpretando la documentación técnica asociada y organizando los recursos necesarios.</text:p>
            <text:p text:style-name="P7">c) Instalar y configurar software básico y de aplicación, asegurando su funcionamiento en condiciones de calidad y seguridad.</text:p>
            <text:p text:style-name="P7">e) Instalar y configurar redes locales cableadas, inalámbricas o mixtas y su conexión a redes públicas, asegurando su funcionamiento en condiciones de calidad y seguridad.</text:p>
            <text:p text:style-name="P7">f) Instalar, configurar y mantener servicios multiusuario, aplicaciones y dispositivos compartidos en un entorno de red local, atendiendo a las necesidades y requerimientos especificados.</text:p>
            <text:p text:style-name="P7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7">· Técnico instalador-reparador de equipos informáticos.</text:p>
            <text:p text:style-name="P7">· Técnico de soporte informático.</text:p>
            <text:p text:style-name="P7">· Técnico de redes de datos.</text:p>
            <text:p text:style-name="P7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4">ORGANIZACIÓN CONTENIDOS</text:p>
          </table:table-cell>
          <table:covered-table-cell/>
          <table:table-cell table:style-name="Table2.A2" table:number-columns-spanned="2" office:value-type="string">
            <text:p text:style-name="P4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7">1. Arquitectura cliente-servidor y rol del servidor en red.</text:p>
            <text:p text:style-name="P7">2. Estudio de compatibilidad: requisitos hardware mínimos y recomendados de WS2019.</text:p>
            <text:p text:style-name="P7">3. Ediciones de Windows Server 2019: Standard, Datacenter, Essentials.</text:p>
            <text:p text:style-name="P7">4. Modos de instalación: típica (GUI) y Server Core.</text:p>
            <text:p text:style-name="P7">5. Particionado del disco del servidor y sistemas de archivos (NTFS, ReFS).</text:p>
            <text:p text:style-name="P7">6. Selección de roles y componentes a instalar.</text:p>
            <text:p text:style-name="P7">7. Configuración inicial: nombre de equipo, IP estática, grupo de trabajo.</text:p>
            <text:p text:style-name="P7">8. Actualización del sistema operativo tras la instalación.</text:p>
            <text:p text:style-name="P7">9. Verificación de conectividad entre servidor y equipos cliente.</text:p>
          </table:table-cell>
          <table:covered-table-cell/>
          <table:table-cell table:style-name="Table2.A3" table:number-columns-spanned="2" office:value-type="string">
            <text:p text:style-name="P7">· Aula de informática con VirtualBox / Hyper-V.</text:p>
            <text:p text:style-name="P7">· ISO Windows Server 2019 (licencia educativa o de evaluación).</text:p>
            <text:p text:style-name="P7">· Pizarra digital / proyector.</text:p>
            <text:p text:style-name="P7">· Documentación oficial Microsoft (docs.microsoft.com).</text:p>
            <text:p text:style-name="P7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SECUENCIA (FASES)</text:p>
          </table:table-cell>
          <table:table-cell table:style-name="Table2.A2" office:value-type="string">
            <text:p text:style-name="P5">EVALUACIÓN</text:p>
          </table:table-cell>
          <table:table-cell table:style-name="Table2.A2" office:value-type="string">
            <text:p text:style-name="P5">METODOLOGÍA</text:p>
          </table:table-cell>
          <table:table-cell table:style-name="Table2.A2" office:value-type="string">
            <text:p text:style-name="P5">ADAPTACIONES</text:p>
          </table:table-cell>
        </table:table-row>
        <table:table-row table:style-name="Table2.1">
          <table:table-cell table:style-name="Table2.A3" office:value-type="string">
            <text:p text:style-name="P7">1. Activación inicial: diagnóstico de conocimientos previos.</text:p>
            <text:p text:style-name="P7">2. Exposición teórica: ediciones, requisitos y modos de instalación.</text:p>
            <text:p text:style-name="P7">3. Demostración guiada por el docente.</text:p>
            <text:p text:style-name="P7">4. Práctica autónoma supervisada en máquina virtual.</text:p>
            <text:p text:style-name="P7">5. Puesta en común y resolución de incidencias.</text:p>
            <text:p text:style-name="P7">6. Evaluación de la unidad.</text:p>
          </table:table-cell>
          <table:table-cell table:style-name="Table2.A3" office:value-type="string">
            <text:p text:style-name="P7">Instrumentos:</text:p>
            <text:p text:style-name="P7">· Práctica calificada: instalación funcional de WS2019 (60 %).</text:p>
            <text:p text:style-name="P7">· Prueba teórica: tipos, ediciones, requisitos (30 %).</text:p>
            <text:p text:style-name="P7">· Observación directa / actitud (10 %).</text:p>
            <text:p text:style-name="P7">Mínimo: 5/10 en la práctica.</text:p>
          </table:table-cell>
          <table:table-cell table:style-name="Table2.A3" office:value-type="string">
            <text:p text:style-name="P7">· Aprendizaje basado en tareas (ABT).</text:p>
            <text:p text:style-name="P7">· Clase expositiva breve + demostración en tiempo real.</text:p>
            <text:p text:style-name="P7">· Trabajo individual en máquina virtual.</text:p>
            <text:p text:style-name="P7">· Documentación del proceso (memoria de práctica).</text:p>
            <text:p text:style-name="P7">· Resolución colaborativa de incidencias.</text:p>
          </table:table-cell>
          <table:table-cell table:style-name="Table2.A3" office:value-type="string">
            <text:p text:style-name="P7">· Guía paso a paso simplificada para alumnado con dificultades.</text:p>
            <text:p text:style-name="P7">· Ampliación: instalación en dual-boot con Windows 10.</text:p>
            <text:p text:style-name="P7">· Agrupamientos flexibles durante la práctica.</text:p>
          </table:table-cell>
        </table:table-row>
      </table:table>
      <text:p text:style-name="P8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6-03-03T08:06:22.552000000</meta:creation-date>
    <dc:date>2026-04-20T10:01:50.396266256</dc:date>
    <meta:generator>LibreOffice/24.2.7.2$Linux_X86_64 LibreOffice_project/420$Build-2</meta:generator>
    <meta:editing-duration>PT55M40S</meta:editing-duration>
    <meta:document-statistic meta:table-count="2" meta:image-count="0" meta:object-count="0" meta:page-count="2" meta:paragraph-count="90" meta:word-count="644" meta:character-count="4418" meta:non-whitespace-character-count="3858"/>
  </office:meta>
</office:document-meta>
</file>